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gle Sans3" svg:font-family="'Google Sans'" style:font-adornments="Regular" style:font-family-generic="swiss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Google Sans1" svg:font-family="'Google Sans'" style:font-family-generic="swiss" style:font-pitch="variable"/>
    <style:font-face style:name="Google Sans2" svg:font-family="'Google Sans'" style:font-adornments="Bold" style:font-family-generic="swiss" style:font-pitch="variable"/>
    <style:font-face style:name="Google Sans" svg:font-family="'Google Sans'" style:font-adornments="Regular" style:font-family-generic="swiss" style:font-pitch="variable"/>
    <style:font-face style:name="Noto Sans Devanagari" svg:font-family="'Noto Sans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59491" officeooo:paragraph-rsid="00159491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style:font-name="Google Sans1" fo:font-size="20pt" officeooo:rsid="0013bf0d" officeooo:paragraph-rsid="0013bf0d" style:font-size-asian="17.5pt" style:font-size-complex="20pt"/>
    </style:style>
    <style:style style:name="P4" style:family="paragraph" style:parent-style-name="Text_20_body">
      <style:text-properties style:font-name="Google Sans1" fo:font-size="12pt" officeooo:rsid="002f624d" officeooo:paragraph-rsid="002f624d" style:font-size-asian="10.5pt" style:font-size-complex="12pt"/>
    </style:style>
    <style:style style:name="P5" style:family="paragraph" style:parent-style-name="Text_20_body">
      <style:text-properties officeooo:rsid="00240c80" officeooo:paragraph-rsid="00240c80"/>
    </style:style>
    <style:style style:name="P6" style:family="paragraph" style:parent-style-name="Text_20_body">
      <style:text-properties officeooo:rsid="0025b96e" officeooo:paragraph-rsid="0025b96e"/>
    </style:style>
    <style:style style:name="P7" style:family="paragraph" style:parent-style-name="Text_20_body">
      <style:text-properties fo:font-style="normal" officeooo:rsid="0025b96e" officeooo:paragraph-rsid="0025b96e" style:font-style-asian="normal" style:font-style-complex="normal"/>
    </style:style>
    <style:style style:name="P8" style:family="paragraph" style:parent-style-name="Text_20_body">
      <style:text-properties officeooo:rsid="0025febd" officeooo:paragraph-rsid="0025febd"/>
    </style:style>
    <style:style style:name="P9" style:family="paragraph" style:parent-style-name="Text_20_body">
      <style:text-properties officeooo:rsid="00273b43" officeooo:paragraph-rsid="002bcb38"/>
    </style:style>
    <style:style style:name="P10" style:family="paragraph" style:parent-style-name="Text_20_body">
      <style:text-properties officeooo:rsid="002f624d" officeooo:paragraph-rsid="002f624d"/>
    </style:style>
    <style:style style:name="P11" style:family="paragraph" style:parent-style-name="Title">
      <style:text-properties fo:font-size="24pt" style:font-size-asian="24pt" style:font-size-complex="24pt"/>
    </style:style>
    <style:style style:name="P12" style:family="paragraph" style:parent-style-name="Text_20_body">
      <style:text-properties style:font-name="Google Sans1" fo:font-size="12pt" officeooo:rsid="002f624d" officeooo:paragraph-rsid="002ffe30" style:font-size-asian="10.5pt" style:font-size-complex="12pt"/>
    </style:style>
    <style:style style:name="P13" style:family="paragraph" style:parent-style-name="Text_20_body">
      <style:text-properties style:font-name="Google Sans1" fo:font-size="12pt" officeooo:rsid="002f624d" officeooo:paragraph-rsid="002ffe30" style:font-size-asian="12pt" style:font-size-complex="12pt"/>
    </style:style>
    <style:style style:name="P14" style:family="paragraph" style:parent-style-name="Text_20_body">
      <style:text-properties officeooo:rsid="002f624d" officeooo:paragraph-rsid="002ffe30"/>
    </style:style>
    <style:style style:name="P15" style:family="paragraph" style:parent-style-name="Text_20_body">
      <style:text-properties fo:font-style="italic" officeooo:rsid="002ffe30" officeooo:paragraph-rsid="002ffe30" style:font-style-asian="italic" style:font-style-complex="italic"/>
    </style:style>
    <style:style style:name="P16" style:family="paragraph" style:parent-style-name="Heading_20_2">
      <style:text-properties officeooo:paragraph-rsid="001903b9"/>
    </style:style>
    <style:style style:name="P17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officeooo:rsid="001c2d80"/>
    </style:style>
    <style:style style:name="T2" style:family="text">
      <style:text-properties officeooo:rsid="001713c4"/>
    </style:style>
    <style:style style:name="T3" style:family="text">
      <style:text-properties style:font-name="Google Sans1" fo:font-size="14pt" officeooo:rsid="0013bf0d" style:font-size-asian="14pt" style:font-size-complex="14pt"/>
    </style:style>
    <style:style style:name="T4" style:family="text">
      <style:text-properties officeooo:rsid="001903b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bcb38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bcb38" style:font-style-asian="italic" style:font-style-complex="italic"/>
    </style:style>
    <style:style style:name="T9" style:family="text">
      <style:text-properties fo:font-style="italic" officeooo:rsid="002ffe30" style:font-style-asian="italic" style:font-style-complex="italic"/>
    </style:style>
    <style:style style:name="T10" style:family="text">
      <style:text-properties style:font-name="Google Sans3"/>
    </style:style>
    <style:style style:name="T11" style:family="text">
      <style:text-properties style:font-name="Google Sans3" fo:font-weight="bold" style:font-weight-asian="bold" style:font-weight-complex="bold"/>
    </style:style>
    <style:style style:name="T12" style:family="text">
      <style:text-properties style:font-name="Google Sans3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font-name="Google Sans3" fo:font-style="italic" fo:font-weight="bold" officeooo:rsid="00240c80" style:font-style-asian="italic" style:font-weight-asian="bold" style:font-style-complex="italic" style:font-weight-complex="bold"/>
    </style:style>
    <style:style style:name="T14" style:family="text">
      <style:text-properties style:font-name="Google Sans3" fo:font-style="italic" fo:font-weight="bold" officeooo:rsid="002bcb38" style:font-style-asian="italic" style:font-weight-asian="bold" style:font-style-complex="italic" style:font-weight-complex="bold"/>
    </style:style>
    <style:style style:name="T15" style:family="text">
      <style:text-properties style:font-name="Google Sans3" fo:font-style="italic" fo:font-weight="bold" officeooo:rsid="0025febd" style:font-style-asian="italic" style:font-weight-asian="bold" style:font-style-complex="italic" style:font-weight-complex="bold"/>
    </style:style>
    <style:style style:name="T16" style:family="text">
      <style:text-properties style:font-name="Google Sans3" fo:font-style="italic" fo:font-weight="bold" officeooo:rsid="002ffe30" style:font-style-asian="italic" style:font-weight-asian="bold" style:font-style-complex="italic" style:font-weight-complex="bold"/>
    </style:style>
    <style:style style:name="T17" style:family="text">
      <style:text-properties style:font-name="Google Sans3" fo:font-style="italic" fo:font-weight="bold" officeooo:rsid="00325883" style:font-style-asian="italic" style:font-weight-asian="bold" style:font-style-complex="italic" style:font-weight-complex="bold"/>
    </style:style>
    <style:style style:name="T18" style:family="text">
      <style:text-properties style:font-name="Google Sans3" fo:font-style="italic" officeooo:rsid="002ffe30" style:font-style-asian="italic" style:font-style-complex="italic"/>
    </style:style>
    <style:style style:name="T19" style:family="text">
      <style:text-properties style:font-name="Google Sans3" officeooo:rsid="0025b96e"/>
    </style:style>
    <style:style style:name="T20" style:family="text">
      <style:text-properties style:font-name="Google Sans3" fo:font-weight="normal" style:font-weight-asian="normal" style:font-weight-complex="normal"/>
    </style:style>
    <style:style style:name="T21" style:family="text">
      <style:text-properties style:font-name="Google Sans3" fo:font-weight="normal" officeooo:rsid="00240c80" style:font-weight-asian="normal" style:font-weight-complex="normal"/>
    </style:style>
    <style:style style:name="T22" style:family="text">
      <style:text-properties style:font-name="Google Sans3" fo:font-weight="normal" officeooo:rsid="0025febd" style:font-weight-asian="normal" style:font-weight-complex="normal"/>
    </style:style>
    <style:style style:name="T23" style:family="text">
      <style:text-properties style:font-name="Google Sans3" fo:font-style="normal" fo:font-weight="normal" officeooo:rsid="00240c80" style:font-style-asian="normal" style:font-weight-asian="normal" style:font-style-complex="normal" style:font-weight-complex="normal"/>
    </style:style>
    <style:style style:name="T24" style:family="text">
      <style:text-properties style:font-name="Google Sans3" officeooo:rsid="002f9777"/>
    </style:style>
    <style:style style:name="T25" style:family="text">
      <style:text-properties style:font-name="Google Sans3" officeooo:rsid="002ffe30"/>
    </style:style>
    <style:style style:name="T26" style:family="text">
      <style:text-properties style:font-name="Google Sans3" officeooo:rsid="002ffe30" style:font-size-asian="10.5pt"/>
    </style:style>
    <style:style style:name="T27" style:family="text">
      <style:text-properties style:font-name="Google Sans3" officeooo:rsid="00316e3d" style:font-size-asian="10.5pt"/>
    </style:style>
    <style:style style:name="T28" style:family="text">
      <style:text-properties style:font-name="Google Sans3" fo:font-size="12pt" officeooo:rsid="002ffe30" style:font-size-asian="10.5pt" style:font-size-complex="12pt"/>
    </style:style>
    <style:style style:name="T29" style:family="text">
      <style:text-properties style:font-name="Google Sans3" officeooo:rsid="00316e3d"/>
    </style:style>
    <style:style style:name="T30" style:family="text">
      <style:text-properties style:text-position="sub 58%" style:font-name="Google Sans3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officeooo:rsid="0028b0e4"/>
    </style:style>
    <style:style style:name="T32" style:family="text">
      <style:text-properties officeooo:rsid="002b9fd3"/>
    </style:style>
    <style:style style:name="T33" style:family="text">
      <style:text-properties officeooo:rsid="002bcb38"/>
    </style:style>
    <style:style style:name="T34" style:family="text">
      <style:text-properties officeooo:rsid="0033ada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ojet SDA:</text:p>
      <text:table-of-content text:style-name="Sect1" text:protected="true" text:name="Table of Contents1">
        <text:table-of-content-source text:outline-level="2">
          <text:index-title-template text:style-name="Contents_20_Heading">Rapport des algorithmes de tri de tableau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apport des algorithmes de tri de tableaux</text:p>
          </text:index-title>
          <text:p text:style-name="P18"><text:a xlink:type="simple" xlink:href="#__RefHeading___Toc313_2306476961" text:style-name="Index_20_Link" text:visited-style-name="Index_20_Link">1. InsertSort – tri par insertion<text:tab/>2</text:a></text:p>
          <text:p text:style-name="P17"><text:a xlink:type="simple" xlink:href="#__RefHeading___Toc315_2306476961" text:style-name="Index_20_Link" text:visited-style-name="Index_20_Link">1.1. Théorie<text:tab/>2</text:a></text:p>
          <text:p text:style-name="P17"><text:a xlink:type="simple" xlink:href="#__RefHeading___Toc497_2667985823" text:style-name="Index_20_Link" text:visited-style-name="Index_20_Link">1.2. Pratique &amp; analyse<text:tab/>2</text:a></text:p>
          <text:p text:style-name="P18"><text:a xlink:type="simple" xlink:href="#__RefHeading___Toc321_2306476961" text:style-name="Index_20_Link" text:visited-style-name="Index_20_Link">2. MergeSort – tri fusion<text:tab/>2</text:a></text:p>
          <text:p text:style-name="P17"><text:a xlink:type="simple" xlink:href="#__RefHeading___Toc323_2306476961" text:style-name="Index_20_Link" text:visited-style-name="Index_20_Link">2.1. Théorie<text:tab/>2</text:a></text:p>
          <text:p text:style-name="P17"><text:a xlink:type="simple" xlink:href="#__RefHeading___Toc499_2667985823" text:style-name="Index_20_Link" text:visited-style-name="Index_20_Link">2.2. Pratique &amp; analyse<text:tab/>2</text:a></text:p>
          <text:p text:style-name="P18"><text:a xlink:type="simple" xlink:href="#__RefHeading___Toc329_2306476961" text:style-name="Index_20_Link" text:visited-style-name="Index_20_Link">3. QuickSort – tri rapide<text:tab/>3</text:a></text:p>
          <text:p text:style-name="P17"><text:a xlink:type="simple" xlink:href="#__RefHeading___Toc331_2306476961" text:style-name="Index_20_Link" text:visited-style-name="Index_20_Link">3.1. Théorie<text:tab/>3</text:a></text:p>
          <text:p text:style-name="P17"><text:a xlink:type="simple" xlink:href="#__RefHeading___Toc501_2667985823" text:style-name="Index_20_Link" text:visited-style-name="Index_20_Link">3.2. Pratique &amp; analyse<text:tab/>3</text:a></text:p>
          <text:p text:style-name="P18"><text:a xlink:type="simple" xlink:href="#__RefHeading___Toc337_2306476961" text:style-name="Index_20_Link" text:visited-style-name="Index_20_Link">4. RadixSort – tri radix/par base<text:tab/>3</text:a></text:p>
          <text:p text:style-name="P17"><text:a xlink:type="simple" xlink:href="#__RefHeading___Toc339_2306476961" text:style-name="Index_20_Link" text:visited-style-name="Index_20_Link">1.1. Théorie<text:tab/>3</text:a></text:p>
          <text:p text:style-name="P17"><text:a xlink:type="simple" xlink:href="#__RefHeading___Toc503_2667985823" text:style-name="Index_20_Link" text:visited-style-name="Index_20_Link">1.2. Pratique &amp; analyse<text:tab/>3</text:a></text:p>
          <text:p text:style-name="P18"><text:a xlink:type="simple" xlink:href="#__RefHeading___Toc345_2306476961" text:style-name="Index_20_Link" text:visited-style-name="Index_20_Link">5. BucketSort – tri par paquets<text:tab/>4</text:a></text:p>
          <text:p text:style-name="P17"><text:a xlink:type="simple" xlink:href="#__RefHeading___Toc347_2306476961" text:style-name="Index_20_Link" text:visited-style-name="Index_20_Link">1.1. Théorie<text:tab/>4</text:a></text:p>
          <text:p text:style-name="P17"><text:a xlink:type="simple" xlink:href="#__RefHeading___Toc505_2667985823" text:style-name="Index_20_Link" text:visited-style-name="Index_20_Link">1.2. Pratique &amp; analyse<text:tab/>4</text:a></text:p>
          <text:p text:style-name="P18"><text:a xlink:type="simple" xlink:href="#__RefHeading___Toc353_2306476961" text:style-name="Index_20_Link" text:visited-style-name="Index_20_Link">Bonus<text:tab/>4</text:a></text:p>
        </text:index-body>
      </text:table-of-content>
      <text:p text:style-name="P3"/>
      <text:p text:style-name="P3"/>
      <text:p text:style-name="P3"/>
      <text:p text:style-name="P3"/>
      <text:p text:style-name="P3"/>
      <text:h text:style-name="Heading_20_1" text:outline-level="1"><text:bookmark-start text:name="__RefHeading___Toc313_2306476961"/><text:soft-page-break/>1. InsertSort – tri par insertion<text:bookmark-end text:name="__RefHeading___Toc313_2306476961"/></text:h>
      <text:h text:style-name="Heading_20_2" text:outline-level="2"><text:bookmark-start text:name="__RefHeading___Toc315_2306476961"/>1.1. Théorie<text:bookmark-end text:name="__RefHeading___Toc315_2306476961"/></text:h>
      <text:p text:style-name="P5">Le <text:span text:style-name="T5">tri par insertion</text:span>, ou <text:span text:style-name="T5">InsertSort</text:span> pour les anglophones, est l’un des rares algorithmes de tri fonctionnant non seulement sur des tableaux statiques, mais aussi pour des listes. Le principe de cet algorithme est dit “<text:span text:style-name="T7">de comparaison au voisinage</text:span>”: <text:s/>si le voisin de gauche de la valeur insérée est inférieur à celle-ci, un décalage est effectué. Tant que le tableau (ou la liste) <text:span text:style-name="T31">n’a</text:span> pas <text:span text:style-name="T31">été </text:span>trié.e, cette comparaison sera effectuée sur la partie restante à trier.</text:p>
      <text:p text:style-name="P5">Sa complexité en pire cas est de <text:span text:style-name="T12">Θ(n²)</text:span><text:span text:style-name="T10">, et celle en moyenne, qui est admise, de </text:span><text:span text:style-name="T12">Θ(n²)</text:span><text:span text:style-name="T10">.</text:span></text:p>
      <text:p text:style-name="P5"><text:span text:style-name="T10">Cet algorithme est </text:span><text:span text:style-name="T11">en place</text:span><text:span text:style-name="T10"> (puisqu’on ne travaille que dans un tableau ou une liste qui est celui/celle qui est donné.e en paramètre) et </text:span><text:span text:style-name="T11">stable</text:span><text:span text:style-name="T10"> (on ne fait que des décalages et une insertion si </text:span><text:span text:style-name="T19">la cellule I comprise entre 0 et n-1 (supposé un tableau de taille n) d’un tableau est inférieure à la valeur à insérer.</text:span></text:p>
      <text:h text:style-name="Heading_20_2" text:outline-level="2"><text:bookmark-start text:name="__RefHeading___Toc497_2667985823"/>1.2. Pratique <text:span text:style-name="T34">&amp; a</text:span>nalyse<text:bookmark-end text:name="__RefHeading___Toc497_2667985823"/></text:h>
      <text:p text:style-name="P10"><text:span text:style-name="T19">E</text:span><text:span text:style-name="T10">fficacité de ce tri: </text:span><text:span text:style-name="T24">théoriquement ET pratiquement pas très efficace</text:span></text:p>
      <text:p text:style-name="P10"><text:span text:style-name="T10">Place mémoire de ce tri: </text:span><text:span text:style-name="T24">efficient </text:span><text:span text:style-name="T25">(O(1))</text:span><text:span text:style-name="T24">, n’utilise qu’un seul tableau</text:span></text:p>
      <text:h text:style-name="Heading_20_1" text:outline-level="1"><text:bookmark-start text:name="__RefHeading___Toc321_2306476961"/>2. MergeSort – tri fusion<text:bookmark-end text:name="__RefHeading___Toc321_2306476961"/></text:h>
      <text:h text:style-name="P16" text:outline-level="2"><text:bookmark-start text:name="__RefHeading___Toc323_2306476961"/><text:span text:style-name="T4">2</text:span>.1. Théorie<text:bookmark-end text:name="__RefHeading___Toc323_2306476961"/></text:h>
      <text:p text:style-name="P6">Le <text:span text:style-name="T5">tri fusion</text:span>, ou <text:span text:style-name="T5">MergeSort</text:span>, est un tri récursif, <text:span text:style-name="T32">comme le tri suivant</text:span>, <text:span text:style-name="T32">et</text:span> à l’inverse de l’algorithme précédent qui est itératif. Le processus de MergeSort découpe d’abord le tableau de manière dichotomique jusqu’à n’avoir que des “cellules-tableau” (des tableaux constitués d’une seule cellule), et les trie les uns aux autres, à chaque fois entre 2 tableaux, jusqu’à avoir un tableau trié unique.</text:p>
      <text:p text:style-name="P6">Sa complexité en pire cas (et en moyenne) est de <text:span text:style-name="T13">Θ(n </text:span><text:span text:style-name="T12">log</text:span><text:span text:style-name="T30">2</text:span><text:span text:style-name="T12"> n</text:span><text:span text:style-name="T13">)</text:span><text:span text:style-name="T23">.</text:span></text:p>
      <text:p text:style-name="P7"><text:span text:style-name="T21">C</text:span><text:span text:style-name="T20">et algorithme est </text:span><text:span text:style-name="T11">stable</text:span><text:span text:style-name="T20"> (il garde l’ordre relatif des éléments égaux), mais il n’est </text:span><text:span text:style-name="T11">pas en place</text:span><text:span text:style-name="T20"> dû à l’utilisation d’un tableau auxiliaire </text:span><text:span text:style-name="T22">pour la fusion.</text:span></text:p>
      <text:h text:style-name="P16" text:outline-level="2"><text:bookmark-start text:name="__RefHeading___Toc499_2667985823"/><text:span text:style-name="T4">2</text:span>.2. Pratique <text:span text:style-name="T34">&amp; a</text:span>nalyse<text:bookmark-end text:name="__RefHeading___Toc499_2667985823"/></text:h>
      <text:p text:style-name="P10"><text:span text:style-name="T19">E</text:span><text:span text:style-name="T10">fficacité de ce tri: </text:span><text:span text:style-name="T24">théoriquement efficace, pratiquement pas très efficace</text:span></text:p>
      <text:p text:style-name="P14"><text:soft-page-break/><text:span text:style-name="T10">Place mémoire de ce tri: </text:span><text:span text:style-name="T24">gourmand </text:span><text:span text:style-name="T28">(O(n))</text:span><text:span text:style-name="T24">, utilise un tableau auxiliaire.</text:span></text:p>
      <text:h text:style-name="Heading_20_1" text:outline-level="1"><text:bookmark-start text:name="__RefHeading___Toc329_2306476961"/>3. QuickSort – tri rapide<text:bookmark-end text:name="__RefHeading___Toc329_2306476961"/></text:h>
      <text:h text:style-name="P16" text:outline-level="2"><text:bookmark-start text:name="__RefHeading___Toc331_2306476961"/><text:span text:style-name="T4">3</text:span>.1. Théorie<text:bookmark-end text:name="__RefHeading___Toc331_2306476961"/></text:h>
      <text:p text:style-name="P8">Le<text:span text:style-name="T5"> tri rapide,</text:span> ou plus communément <text:span text:style-name="T5">QuickSort</text:span>, est le tri le plus utilisé (donc le plus connu, pourtant peu s’intéressent à son algorithme) car le plus rapide. Il segmente le tableau à partir d’un pivot (souvent le premier élément du tableau non trié) et détermine où le placer pour le tri du tableau.</text:p>
      <text:p text:style-name="P8">Sa complexité, qu’elle soit en pire cas ou en moyenne, est de <text:span text:style-name="T13">Θ(</text:span><text:span text:style-name="T12">n log</text:span><text:span text:style-name="T30">2</text:span><text:span text:style-name="T12"> n</text:span><text:span text:style-name="T13">)</text:span>.</text:p>
      <text:p text:style-name="P8">Cet algroithme est <text:span text:style-name="T5">en place </text:span>(il n’utilise que le tableau passé en argument), mais il est <text:span text:style-name="T5">instable</text:span>, vu qu’il ne prend pas en compte l’ordre relatif des éléments égaux lors de son exécution.</text:p>
      <text:h text:style-name="Heading_20_2" text:outline-level="2"><text:bookmark-start text:name="__RefHeading___Toc501_2667985823"/><text:span text:style-name="T4">3</text:span>.2. Pratique <text:span text:style-name="T34">&amp; a</text:span><text:span text:style-name="T3">nalyse</text:span><text:bookmark-end text:name="__RefHeading___Toc501_2667985823"/></text:h>
      <text:p text:style-name="P10"><text:span text:style-name="T19">E</text:span><text:span text:style-name="T10">fficacité de ce tri: </text:span><text:span text:style-name="T24">théoriquement et pratiquement efficace</text:span></text:p>
      <text:p text:style-name="P13"><text:span text:style-name="T10">Place mémoire de ce tri: </text:span><text:span text:style-name="T29">peu gourmand</text:span><text:span text:style-name="T24"> </text:span><text:span text:style-name="T26">(O(</text:span><text:span text:style-name="T27">log n</text:span><text:span text:style-name="T26">))</text:span><text:span text:style-name="T24">, n’utilise que le tableau passé en argument</text:span></text:p>
      <text:h text:style-name="Heading_20_1" text:outline-level="1"><text:bookmark-start text:name="__RefHeading___Toc337_2306476961"/>4. <text:span text:style-name="T33">RadixSort</text:span> – tri <text:span text:style-name="T33">radix/</text:span>par base<text:bookmark-end text:name="__RefHeading___Toc337_2306476961"/></text:h>
      <text:h text:style-name="P16" text:outline-level="2"><text:bookmark-start text:name="__RefHeading___Toc339_2306476961"/>1.1. Théorie<text:bookmark-end text:name="__RefHeading___Toc339_2306476961"/></text:h>
      <text:p text:style-name="P9">La complexité en pire cas du tri par base est de: <text:span text:style-name="T8"><text:s/></text:span><text:span text:style-name="T9">n+m(n+b+2(n-1))=&gt;</text:span><text:span text:style-name="T13">Θ(</text:span><text:span text:style-name="T14">n</text:span><text:span text:style-name="T16">m</text:span><text:span text:style-name="T13">)</text:span></text:p>
      <text:p text:style-name="P9">Cet algorithme <text:span text:style-name="T6">n’est pas en place</text:span><text:span text:style-name="T33">, vu qu’il utilise un tableau auxiliaire, mais </text:span><text:span text:style-name="T6">stable</text:span><text:span text:style-name="T33">, gardant l’ordre relatif des éléments.</text:span></text:p>
      <text:h text:style-name="P16" text:outline-level="2"><text:bookmark-start text:name="__RefHeading___Toc503_2667985823"/>1.2. Pratique <text:span text:style-name="T34">&amp; a</text:span><text:span text:style-name="T3">nalyse</text:span><text:bookmark-end text:name="__RefHeading___Toc503_2667985823"/></text:h>
      <text:p text:style-name="P10"><text:span text:style-name="T19">E</text:span><text:span text:style-name="T10">fficacité de ce tri: </text:span><text:span text:style-name="T24">théoriquement pas très efficace, pratiquement efficace</text:span></text:p>
      <text:p text:style-name="P12"><text:span text:style-name="T10">Place mémoire de ce tri: </text:span><text:span text:style-name="T29">très </text:span><text:span text:style-name="T24">gourmand </text:span><text:span text:style-name="T25">(O(n</text:span><text:span text:style-name="T29">+k</text:span><text:span text:style-name="T25">))</text:span><text:span text:style-name="T24">, utilise un tableau auxiliaire </text:span><text:span text:style-name="T29">en plus des différents indices dû à la base</text:span></text:p>
      <text:h text:style-name="Heading_20_1" text:outline-level="1"><text:bookmark-start text:name="__RefHeading___Toc345_2306476961"/><text:soft-page-break/>5. <text:span text:style-name="T33">BucketSort</text:span> – tri par paquets<text:bookmark-end text:name="__RefHeading___Toc345_2306476961"/></text:h>
      <text:h text:style-name="P16" text:outline-level="2"><text:bookmark-start text:name="__RefHeading___Toc347_2306476961"/>1.1. Théorie<text:bookmark-end text:name="__RefHeading___Toc347_2306476961"/></text:h>
      <text:p text:style-name="P9">La complexité en pire cas du tri par paquets est: <text:span text:style-name="T13">Θ(</text:span><text:span text:style-name="T15">n</text:span><text:span text:style-name="T14">²</text:span><text:span text:style-name="T13">)</text:span><text:span text:style-name="T14">, </text:span><text:span text:style-name="T17">dû à l’InsertSort qui en est le tri auxiliaire.</text:span></text:p>
      <text:p text:style-name="P9">Cet algorithme <text:span text:style-name="T6">n’est</text:span><text:span text:style-name="T5">, </text:span><text:span text:style-name="T6">lui non plus, en place</text:span><text:span text:style-name="T33">, vu qu’il utilise un tableau auxiliaire, mais, tout comme le RadixSort, il est </text:span><text:span text:style-name="T6">stable</text:span><text:span text:style-name="T33">. Il garde l’ordre relatif puisqu’il utilise… InsertSort. (Après, ça dépend du tri auxiliaire utilisé.)</text:span></text:p>
      <text:h text:style-name="P16" text:outline-level="2"><text:bookmark-start text:name="__RefHeading___Toc505_2667985823"/>1.2. Pratique <text:span text:style-name="T34">&amp; a</text:span><text:span text:style-name="T3">nalyse</text:span><text:bookmark-end text:name="__RefHeading___Toc505_2667985823"/></text:h>
      <text:p text:style-name="P10"><text:span text:style-name="T19">E</text:span><text:span text:style-name="T10">fficacité de ce tri: </text:span><text:span text:style-name="T24">pas </text:span><text:span text:style-name="T25">très </text:span><text:span text:style-name="T24">efficace, tant théoriquement que pratiquement. </text:span><text:span text:style-name="T18">Après, c’est déjà mieux que le BogoSort.</text:span></text:p>
      <text:p text:style-name="P4"><text:span text:style-name="T10">Place mémoire de ce tri: </text:span><text:span text:style-name="T24">gourmand </text:span><text:span text:style-name="T25">(O(n))</text:span><text:span text:style-name="T24">, utilise un tableau auxiliaire</text:span></text:p>
      <text:h text:style-name="Heading_20_1" text:outline-level="1"><text:bookmark-start text:name="__RefHeading___Toc353_2306476961"/>Bonus<text:bookmark-end text:name="__RefHeading___Toc353_2306476961"/></text:h>
      <text:p text:style-name="P15">On n’a pas pu prendre le temps de le faire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gle Sans3" svg:font-family="'Google Sans'" style:font-adornments="Regular" style:font-family-generic="swiss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Google Sans1" svg:font-family="'Google Sans'" style:font-family-generic="swiss" style:font-pitch="variable"/>
    <style:font-face style:name="Google Sans2" svg:font-family="'Google Sans'" style:font-adornments="Bold" style:font-family-generic="swiss" style:font-pitch="variable"/>
    <style:font-face style:name="Google Sans" svg:font-family="'Google Sans'" style:font-adornments="Regular" style:font-family-generic="swiss" style:font-pitch="variable"/>
    <style:font-face style:name="Noto Sans Devanagari" svg:font-family="'Noto Sans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AU" style:letter-kerning="true" style:font-name-asian="Source Han Sans CN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AU" style:letter-kerning="true" style:font-name-asian="Source Han Sans CN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oogle Sans" fo:font-family="'Google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21cm" loext:contextual-spacing="false" fo:text-indent="0cm" style:auto-text-indent="false"/>
      <style:text-properties style:font-name="Google Sans1" fo:font-family="'Google Sans'" style:font-family-generic="swiss" style:font-pitch="variable" fo:font-size="18pt" fo:font-weight="bold" officeooo:rsid="0013bf0d" style:font-size-asian="14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Google Sans1" fo:font-family="'Google Sans'" style:font-family-generic="swiss" style:font-pitch="variable" fo:font-size="20pt" fo:font-weight="bold" officeooo:rsid="0013bf0d" style:font-size-asian="17.5pt" style:font-weight-asian="bold" style:font-size-complex="20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align="start" style:justify-single-word="false" fo:text-indent="2cm" style:auto-text-indent="false"/>
      <style:text-properties style:font-name="Google Sans1" fo:font-family="'Google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101cm" loext:contextual-spacing="false" fo:text-align="center" style:justify-single-word="false" fo:text-indent="0cm" style:auto-text-indent="false" text:number-lines="false" text:line-number="0"/>
      <style:text-properties style:font-name="Google Sans2" fo:font-family="'Google Sans'" style:font-style-name="Bold" style:font-family-generic="swiss" style:font-pitch="variable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fo:font-size="14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font-size="12pt" fo:font-style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159491" officeooo:paragraph-rsid="0015949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c2d80"/>
    </style:style>
    <style:style style:name="MT2" style:family="text">
      <style:text-properties officeooo:rsid="001713c4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edda Damien &amp; Duran Mike <text:s text:c="4"/><text:tab/><text:tab/><text:tab/><text:tab/> <text:s text:c="8"/><text:tab/> <text:s text:c="10"/>SDA2 <text:span text:style-name="MT1">(L2S4 </text:span>Aut. 2018/<text:span text:style-name="MT1">2019)</text:span></text:p>
      </style:header>
      <style:footer>
        <text:p text:style-name="MP2"><text:span text:style-name="MT2">Page </text:span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08:41:06.510528956</meta:creation-date>
    <dc:date>2018-12-14T15:13:45.725712456</dc:date>
    <meta:editing-duration>PT1H59M33S</meta:editing-duration>
    <meta:editing-cycles>24</meta:editing-cycles>
    <meta:generator>LibreOffice/6.1.3.2$Linux_X86_64 LibreOffice_project/10$Build-2</meta:generator>
    <meta:document-statistic meta:table-count="0" meta:image-count="0" meta:object-count="0" meta:page-count="4" meta:paragraph-count="60" meta:word-count="728" meta:character-count="4279" meta:non-whitespace-character-count="3576"/>
  </office:meta>
</office:document-meta>
</file>